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start" style:justify-single-word="false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mpos para entrada de datos:</text:p>
      <text:p text:style-name="Standard"/>
      <text:p text:style-name="Standard">OBJETO:</text:p>
      <text:p text:style-name="Standard"/>
      <text:p text:style-name="Standard">id/ref: número entero</text:p>
      <text:p text:style-name="Standard">nombre: caracteres(30)</text:p>
      <text:p text:style-name="Standard">firmado: (inventor, lugar_origen, fecha_origen)?</text:p>
      <text:p text:style-name="Standard">Inventor: relación(n:n)</text:p>
      <text:p text:style-name="Standard">lugar_origen: relación(n:n)</text:p>
      <text:p text:style-name="Standard">fecha_origen: fecha</text:p>
      <text:p text:style-name="Standard">dimensiones: caracteres(12)</text:p>
      <text:p text:style-name="Standard">características técnicas: texto</text:p>
      <text:p text:style-name="Standard">materiales: relación(n:n)/caracteres(20)</text:p>
      <text:p text:style-name="Standard">depósito habitual: relación(1:n)</text:p>
      <text:p text:style-name="Standard">observaciones: texto</text:p>
      <text:p text:style-name="Standard">área: relación(1:1)</text:p>
      <text:p text:style-name="Standard">tipo de objeto: relación(1:n)</text:p>
      <text:p text:style-name="Standard">foto: caracteres(50)</text:p>
      <text:p text:style-name="Standard"/>
      <text:p text:style-name="Standard">depósito actual: caracteres(50)</text:p>
      <text:p text:style-name="Standard"/>
      <text:p text:style-name="Standard"/>
      <text:p text:style-name="Standard"/>
      <text:p text:style-name="Standard">artículos relacionados: </text:p>
      <text:list text:style-name="L1">
        <text:list-item>
          <text:p text:style-name="P1">objetos en áreas iguales las de éste.</text:p>
        </text:list-item>
        <text:list-item>
          <text:p text:style-name="P1">objetos con inventor relacionado.</text:p>
        </text:list-item>
        <text:list-item>
          <text:p text:style-name="P1">objetos con mismo lugar de origen.</text:p>
        </text:list-item>
        <text:list-item>
          <text:p text:style-name="P1">artículos englobados en el mismo área.</text:p>
        </text:list-item>
        <text:list-item>
          <text:p text:style-name="P1">Palabras aparecidas incluidas en el glosario (función).</text:p>
        </text:list-item>
      </text:list>
      <text:p text:style-name="Standard"/>
      <text:p text:style-name="Standard"/>
      <text:p text:style-name="Standard"/>
      <text:p text:style-name="Standard">ÁREA:</text:p>
      <text:p text:style-name="Standard"/>
      <text:p text:style-name="Standard">id: numerico</text:p>
      <text:p text:style-name="Standard">nom_area: caracteres(20)</text:p>
      <text:p text:style-name="Standard">{Astronomía esférica, Geodesia geométrica, Topografía planisférica y Fotogrametría terrestre.</text:p>
      <text:p text:style-name="Standard">Topografía altimétrica, Gabinete, Meteorología, Geofísica}</text:p>
      <text:p text:style-name="Standard"/>
      <text:p text:style-name="Standard"/>
      <text:p text:style-name="Standard">TIPO_OBJETO</text:p>
      <text:p text:style-name="Standard">id: numerico</text:p>
      <text:p text:style-name="Standard">nom_tipo: caracteres(40)</text:p>
      <text:p text:style-name="Standard">id_area: relacion(n:1)</text:p>
      <text:p text:style-name="Standard"/>
      <text:p text:style-name="Standard"/>
      <text:p text:style-name="Standard">ARTICULOS</text:p>
      <text:p text:style-name="Standard"/>
      <text:p text:style-name="Standard">id: numerico</text:p>
      <text:p text:style-name="Standard">titulo: caracteres(25)</text:p>
      <text:p text:style-name="Standard">contenido: texto</text:p>
      <text:p text:style-name="Standard"/>
      <text:p text:style-name="Standard"><text:soft-page-break/></text:p>
      <text:p text:style-name="Standard">AREA_ARTÍCULO</text:p>
      <text:p text:style-name="Standard">id_area: relación(1:n)</text:p>
      <text:p text:style-name="Standard">id_articulo: relacion(n:1)</text:p>
      <text:p text:style-name="Standard"/>
      <text:p text:style-name="Standard">INVENTOR</text:p>
      <text:p text:style-name="P2">id_inventor: numerico</text:p>
      <text:p text:style-name="P2">nom_inventor:</text:p>
      <text:p text:style-name="P2"/>
      <text:p text:style-name="P2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Bitstream Vera Sans" style:font-size-asian="10.5pt" style:language-asian="zh" style:country-asian="CN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10-09-17T17:36:25</meta:creation-date>
    <dc:date>2010-09-17T19:45:11</dc:date>
    <meta:editing-cycles>1</meta:editing-cycles>
    <meta:editing-duration>PT1H23M15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0" meta:object-count="0" meta:page-count="2" meta:paragraph-count="42" meta:word-count="158" meta:character-count="1089"/>
  </office:meta>
</office:document-meta>
</file>